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7500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0833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İso yapımı</text:p>
      <text:p text:style-name="rststyle-textbody">Bu dokümanda <text:span text:style-name="rststyle-strong">debian sid</text:span> kullanarak özelleşmiş bir <text:span text:style-name="rststyle-strong">live</text:span> iso yapımı anlatılacaktır. 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xz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</ns0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sid sid-chroot https://deb.debian.org/debian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</table:table>
        <text:list text:style-name="rststyle-enumlist-arabic">
          <text:list-item>
            <text:p text:style-name="rststyle-enumitem">Kurulum aracı ekleyebiliz.</text:p>
          </text:list-item>
        </text:list>
        <ns0:p ns0:style-name="rststyle-codeblock">☭ git clone https://gitlab.com/ggggggggggggggggg/17g-debian<ns0:line-break/>☭ cd 17g-debian<ns0:line-break/>☭ make &amp;&amp; make create-deb-debian<ns0:line-break/>☭ cd ..<ns0:line-break/>☭ cp 17g-debian/build.deb sid-chroot/tmp/build.deb<ns0:line-break/>☭ chroot sid-chroot dpkg -i /tmp/build.deb<ns0:line-break/>☭ chroot sid-chroot apt-get install -f<ns0:line-break/>☭ rm -f sid-chroot sid-chroot/tmp/build.deb</ns0:p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</text:list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ve ardından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-type f sid-chroot/var/log/ | xargs rm -f # logları siler</ns0:p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İ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ns0:p ns0:style-name="rststyle-codeblock">☭ mkdir isowork<ns0:line-break/>☭ mksquashfs sid-chroot filesystem.squashfs -comp xz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boot içerisine atalım.</text:p>
          </text:list-item>
        </text:list>
        <ns0:p ns0:style-name="rststyle-codeblock">☭ ls sid-chroot/boot/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quiet splash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quiet splash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-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4"/>├── filesystem.squashfs<ns0:line-break/><ns0:s ns0:c="4"/>├── initrd.img<ns0:line-break/><ns0:s ns0:c="4"/>└── vmlinuz</ns0:p>
        <text:list text:style-name="rststyle-enumlist-arabic">
          <text:list-item>
            <text:p text:style-name="rststyle-enumitem">İso dosyası üretelim.</text:p>
          </text:list-item>
        </text:list>
        <ns0:p ns0:style-name="rststyle-codeblock"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9-09T08:58:13</meta:creation-date>
    <dc:creator>sulin</dc:creator>
    <dc:date>2020-09-09T08:58:13</dc:date>
    <dc:language>en-US</dc:language>
    <meta:editing-cycles>1</meta:editing-cycles>
    <meta:editing-duration>PT00M01S</meta:editing-duration>
    <dc:title>İso yapımı</dc:title>
  </office:meta>
</office:document-meta>
</file>